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list-style-name="L2"/>
    <style:style style:name="P12" style:family="paragraph" style:parent-style-name="Text_20_body" style:list-style-name="L1">
      <style:paragraph-properties fo:margin-top="0cm" fo:margin-bottom="0cm"/>
    </style:style>
    <style:style style:name="P13" style:family="paragraph" style:parent-style-name="Heading_20_1">
      <style:text-properties style:font-name-asian="MS Mincho" style:font-name-complex="Tahoma3"/>
    </style:style>
    <style:style style:name="P14" style:family="paragraph" style:parent-style-name="Heading_20_1">
      <style:paragraph-properties fo:break-before="page"/>
    </style:style>
    <style:style style:name="P15" style:family="paragraph" style:parent-style-name="Spec_20_-_20_Table_20_des_20_matières_20_-_20_Titre">
      <style:paragraph-properties fo:break-before="page"/>
    </style:style>
    <style:style style:name="P1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9" style:family="paragraph" style:parent-style-name="Heading_20_2">
      <style:text-properties fo:font-size="16pt" style:font-size-asian="16pt" style:font-size-complex="16pt"/>
    </style:style>
    <style:style style:name="P20" style:family="paragraph" style:parent-style-name="Heading_20_3">
      <style:text-properties fo:font-size="14pt" style:font-size-asian="14pt" style:font-size-complex="14pt"/>
    </style:style>
    <style:style style:name="T1" style:family="text">
      <style:text-properties style:font-name-asian="MS Mincho" style:font-name-complex="Tahoma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Plan de mise en oeuvre</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de potter 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5/01/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text:soft-page-break/></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5">Table des matières</text:p>
          </text:index-title>
          <text:p text:style-name="P16">1 <text:s text:c="2"/>Historique du document<text:tab/><text:a xlink:type="simple" xlink:href="#__RefHeading__488_297275160" text:style-name="Internet_20_link" text:visited-style-name="Internet_20_link">4</text:a></text:p>
          <text:p text:style-name="P16">2 <text:s text:c="2"/>Introduction<text:tab/><text:a xlink:type="simple" xlink:href="#__RefHeading__494_297275160" text:style-name="Internet_20_link" text:visited-style-name="Internet_20_link">5</text:a></text:p>
          <text:p text:style-name="P17">2.1 <text:s/>Présentation du projet<text:tab/><text:a xlink:type="simple" xlink:href="#__RefHeading__498_297275160" text:style-name="Internet_20_link" text:visited-style-name="Internet_20_link">5</text:a></text:p>
          <text:p text:style-name="P18">2.1.1 <text:s/>Contexte<text:tab/><text:a xlink:type="simple" xlink:href="#__RefHeading__500_297275160" text:style-name="Internet_20_link" text:visited-style-name="Internet_20_link">5</text:a></text:p>
          <text:p text:style-name="P18">2.1.2 <text:s/>Objectifs <text:tab/><text:a xlink:type="simple" xlink:href="#__RefHeading__390_1336058694" text:style-name="Internet_20_link" text:visited-style-name="Internet_20_link">5</text:a></text:p>
          <text:p text:style-name="P17">2.2 <text:s/>Présentation du document <text:tab/><text:a xlink:type="simple" xlink:href="#__RefHeading__392_1336058694" text:style-name="Internet_20_link" text:visited-style-name="Internet_20_link">5</text:a></text:p>
          <text:p text:style-name="P17">2.3 <text:s/>Document applicables/Documents de référence <text:tab/><text:a xlink:type="simple" xlink:href="#__RefHeading__394_1336058694" text:style-name="Internet_20_link" text:visited-style-name="Internet_20_link">5</text:a></text:p>
          <text:p text:style-name="P18">2.3.1 <text:s/>Documents applicables <text:tab/><text:a xlink:type="simple" xlink:href="#__RefHeading__396_1336058694" text:style-name="Internet_20_link" text:visited-style-name="Internet_20_link">5</text:a></text:p>
          <text:p text:style-name="P18">2.3.2 <text:s/>Documents de référence <text:tab/><text:a xlink:type="simple" xlink:href="#__RefHeading__398_1336058694" text:style-name="Internet_20_link" text:visited-style-name="Internet_20_link">5</text:a></text:p>
          <text:p text:style-name="P17">2.4 <text:s/>Terminologie et Abréviations <text:tab/><text:a xlink:type="simple" xlink:href="#__RefHeading__400_1336058694" text:style-name="Internet_20_link" text:visited-style-name="Internet_20_link">5</text:a></text:p>
          <text:p text:style-name="P16">3 <text:s text:c="2"/>Plan de mise en œuvre<text:tab/><text:a xlink:type="simple" xlink:href="#__RefHeading__402_1336058694" text:style-name="Internet_20_link" text:visited-style-name="Internet_20_link">6</text:a></text:p>
        </text:index-body>
      </text:table-of-content>
      <text:p text:style-name="Standard"/>
      <text:p text:style-name="Standard"/>
      <text:p text:style-name="Standard"/>
      <text:h text:style-name="P1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2">05/03/2011</text:p>
          </table:table-cell>
          <table:table-cell table:style-name="Tableau1.A2" office:value-type="string">
            <text:p text:style-name="P2">De Potter Jérome</text:p>
          </table:table-cell>
          <table:table-cell table:style-name="Tableau1.C2" office:value-type="float" office:value="36526">
            <text:p text:style-name="P2">1.0</text:p>
          </table:table-cell>
          <table:table-cell table:style-name="Tableau1.D2" office:value-type="string">
            <text:p text:style-name="P2">Création et rédaction</text:p>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14"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19" text:outline-level="2"><text:bookmark text:name="__RefHeading__394_1336058694"/>Document applicables/Documents de référence <text:bookmark-end text:name="__RefHeading__394_1336058694"/></text:h>
      <text:h text:style-name="P2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4259945" text:style-name="L1">
        <text:list-item>
          <text:p text:style-name="P12">Plan-type «dossier de gestion de la documentation»</text:p>
        </text:list-item>
        <text:list-item>
          <text:p text:style-name="P12">etc.</text:p>
        </text:list-item>
      </text:list>
      <text:h text:style-name="P19"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13" text:outline-level="1"><text:bookmark text:name="__RefHeading__402_1336058694"/><text:soft-page-break/>Plan de mise en œuvre<text:bookmark-end text:name="__RefHeading__402_1336058694"/></text:h>
      <text:p text:style-name="Text_20_body"><text:span text:style-name="T1"><text:tab/>La mise en œuvre d'un projet SAP s'effectue en 4 grandes étapes : </text:span></text:p>
      <text:list xml:id="list34431536" text:style-name="L2">
        <text:list-item>
          <text:p text:style-name="P11"><text:span text:style-name="T1">Initialisation</text:span></text:p>
        </text:list-item>
        <text:list-item>
          <text:p text:style-name="P11"><text:span text:style-name="T1">Conception du système cible</text:span></text:p>
        </text:list-item>
        <text:list-item>
          <text:p text:style-name="P11"><text:span text:style-name="T1">Configuration détaillée par prototypage</text:span></text:p>
        </text:list-item>
        <text:list-item>
          <text:p text:style-name="P11"><text:span text:style-name="T1">Mise en œuvre opérationnelle</text:span></text:p>
        </text:list-item>
      </text:list>
      <text:p text:style-name="Text_20_body"><text:span text:style-name="T1"/></text:p>
      <text:p text:style-name="Text_20_body"><text:span text:style-name="T1"><text:tab/>L’initialisation consiste à définir les rôles, la démarche et le planning. Cette opération a déjà été effectuée. La conception du système cible se divise en deux sous étapes. La première a été effectué avec ARIS. Il s’agissait <text:s/>de modéliser les processus de GSTP et de les lier à des processus de SAP.</text:span></text:p>
      <text:p text:style-name="Text_20_body"><text:span text:style-name="T1">La seconde sous-partie est la description de la nouvelle architecture technique, logistique et financière. Cette opération a également été réalisée.</text:span></text:p>
      <text:p text:style-name="Text_20_body"><text:span text:style-name="T1"/></text:p>
      <text:p text:style-name="Text_20_body"><text:span text:style-name="T1"><text:tab/>Il faut donc maintenant planifier la réalisation des deux dernières étapes. Dans une première partie, nous formerons le personnel de GSTP à l'utilisation de SAP. Cette formation passera par des simulation de cas pour bien définir les limites de chaque poste. Le personnel doit bien comprendre ce que fait SAP et comment l'automatisation et gérée. SAP devra également être personnalisé en fonction du personnel. Un prototype du nouveau système incluant toutes les données et processus de la direction matériel <text:s/>sera proposé à l'entreprise GSTP. Celle-ci pourra ainsi avoir un aperçu du nouveau système d'information que nous lui proposons. Enfin, un mode de migration sera choisie avec l'accord de la direction du matériel. Trois phases peuvent donc être définit pour cette étapes : </text:span></text:p>
      <text:p text:style-name="Text_20_body"><text:span text:style-name="T1">1 – Formation : 1 mois</text:span></text:p>
      <text:p text:style-name="Text_20_body"><text:span text:style-name="T1">2 – Élaboration d'un prototype : 1 mois</text:span></text:p>
      <text:p text:style-name="Text_20_body"><text:span text:style-name="T1">3 – Définition des modes de migration : 2 semaines</text:span></text:p>
      <text:p text:style-name="Text_20_body"><text:span text:style-name="T1">Ces étapes peuvent paraître longue mais elles peuvent être en partie parallélisée.</text:span></text:p>
      <text:p text:style-name="Text_20_body"><text:span text:style-name="T1"/></text:p>
      <text:p text:style-name="Text_20_body"><text:span text:style-name="T1"><text:tab/>La dernière étape, mise en œuvre opérationnelle, consiste à mettre en exploitation le système tant au niveau logiciel que matériel. Apparaissent ainsi trois phases :</text:span></text:p>
      <text:p text:style-name="Text_20_body"><text:span text:style-name="T1">1 – Mise en œuvre matériel : Installation des postes et des serveurs : 2 semaines</text:span></text:p>
      <text:p text:style-name="Text_20_body"><text:span text:style-name="T1">2 – Déploiement des systèmes : Création des postes et des comptes utilisateurs : 2 semaines</text:span></text:p>
      <text:p text:style-name="Text_20_body"><text:span text:style-name="T1">3 – Migration complète vers le nouveau système : Migration des données, … : 1 mois</text:span></text:p>
      <text:p text:style-name="Text_20_body"><text:span text:style-name="T1"/></text:p>
      <text:p text:style-name="Text_20_body"><text:span text:style-name="T1"><text:tab/>Finalement, une simulation du système complet sera effectuée. Si celle-ci est concluante, le système pourra être considéré comme opérationnel. La mise en œuvre du nouveau système devrait prendre entre 3 et 5 mois. L'externalisation du service maintenance risque d'allonger la durée de mise </text:span><text:soft-page-break/><text:span text:style-name="T1">en place en fonction de l'impact sur l'entreprise de la suppression complète de la partie technique de la maintenance.</text:span></text:p>
      <text:p text:style-name="Text_20_body"><text:span text:style-name="T1"/></text:p>
      <text:p text:style-name="Text_20_body"><text:span text:style-name="T1">Afin de s'assurer de la bonne marche du projet, nous effectuerons un suivi de l'utilisation de SAP au cours de la première année d'exploitation. Ce suivi se traduira par l'analyse tous les mois de l'état du systèm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5T14:14:53.23</meta:creation-date>
    <meta:editing-duration>PT1H6M43S</meta:editing-duration>
    <meta:editing-cycles>3</meta:editing-cycles>
    <meta:generator>LibreOffice/3.3$Win32 LibreOffice_project/330m19$Build-6</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3-05T15:21:34.41</dc:date>
    <meta:document-statistic meta:table-count="3" meta:image-count="0" meta:object-count="0" meta:page-count="7" meta:paragraph-count="81" meta:word-count="784" meta:character-count="4944"/>
    <meta:user-defined meta:name="Info 2"/>
    <meta:user-defined meta:name="Info 3"/>
    <meta:user-defined meta:name="Info 4"/>
    <meta:user-defined meta:name="License">&lt;a href="http://templates.services.openoffice.org/bsd-license"&gt;BSD&lt;/a&gt; </meta:user-defined>
  </office:meta>
</office:document-meta>
</file>